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c8b05" officeooo:paragraph-rsid="001c8b05"/>
    </style:style>
    <style:style style:name="P2" style:family="paragraph" style:parent-style-name="Header">
      <style:paragraph-properties fo:text-align="end" style:justify-single-word="false"/>
      <style:text-properties officeooo:rsid="001a2e46"/>
    </style:style>
    <style:style style:name="P3" style:family="paragraph" style:parent-style-name="Header">
      <style:paragraph-properties fo:text-align="end" style:justify-single-word="false"/>
      <style:text-properties officeooo:rsid="001a2e46" officeooo:paragraph-rsid="001a2e46"/>
    </style:style>
    <style:style style:name="P4" style:family="paragraph" style:parent-style-name="Standard">
      <style:paragraph-properties fo:text-align="start" style:justify-single-word="false"/>
      <style:text-properties officeooo:rsid="001c8b05" officeooo:paragraph-rsid="001c8b05"/>
    </style:style>
    <style:style style:name="P5" style:family="paragraph" style:parent-style-name="Standard">
      <style:paragraph-properties fo:text-align="start" style:justify-single-word="false"/>
      <style:text-properties officeooo:rsid="00200d7a" officeooo:paragraph-rsid="00200d7a"/>
    </style:style>
    <style:style style:name="P6" style:family="paragraph" style:parent-style-name="Standard">
      <style:paragraph-properties fo:text-align="start" style:justify-single-word="false"/>
      <style:text-properties officeooo:rsid="00201c19" officeooo:paragraph-rsid="00201c19"/>
    </style:style>
    <style:style style:name="P7" style:family="paragraph" style:parent-style-name="Standard">
      <style:paragraph-properties fo:text-align="start" style:justify-single-word="false"/>
      <style:text-properties officeooo:rsid="0021a03f" officeooo:paragraph-rsid="0021a03f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c8b05" officeooo:paragraph-rsid="001c8b05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c8b05" officeooo:paragraph-rsid="001c8b05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00d7a" officeooo:paragraph-rsid="00200d7a"/>
    </style:style>
    <style:style style:name="P11" style:family="paragraph" style:parent-style-name="Standard">
      <style:paragraph-properties fo:text-align="center" style:justify-single-word="false"/>
      <style:text-properties officeooo:rsid="00231936" officeooo:paragraph-rsid="00231936"/>
    </style:style>
    <style:style style:name="T1" style:family="text">
      <style:text-properties officeooo:rsid="001e139c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139c"/>
    </style:style>
    <style:style style:name="T4" style:family="text">
      <style:text-properties style:text-position="super 58%" officeooo:rsid="00200d7a"/>
    </style:style>
    <style:style style:name="T5" style:family="text">
      <style:text-properties officeooo:rsid="00200d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Paragraph 1: Introduction</text:p>
      <text:p text:style-name="P4">Broad opening statement, which introduces the topic and creates interest:</text:p>
      <text:p text:style-name="P4">In October 2001, Congress passed the controversial USA PATRIOT Act.</text:p>
      <text:p text:style-name="P4"/>
      <text:p text:style-name="P4">2-3 statements, which narrow the focus and lead to thesis:</text:p>
      <text:list xml:id="list5730159175316264988" text:style-name="L1">
        <text:list-item>
          <text:p text:style-name="P8"><text:s/>The act was <text:span text:style-name="T1">quickly passed in reaction to the 9/11 attacks, but some question the constitutionalism of the act.</text:span></text:p>
        </text:list-item>
        <text:list-item>
          <text:p text:style-name="P8"><text:s/><text:span text:style-name="T1">Allowing more wiretapping and searches without a valid warrant, the act can easily be seen as a breach of constitutional rights.</text:span></text:p>
        </text:list-item>
        <text:list-item>
          <text:p text:style-name="P8"><text:s/><text:span text:style-name="T1">As well, critics argue that it has actually not lead to a single terrorist being caught who would not have been caught by conventional methods</text:span></text:p>
        </text:list-item>
      </text:list>
      <text:p text:style-name="P4">Thesis Statement: <text:span text:style-name="T1">As such, the</text:span> USA PATRIOT Act of 2001 is in near direct violation of fundamental civil liberties, as well as an ineffective and inefficient bill.</text:p>
      <text:p text:style-name="P4"/>
      <text:p text:style-name="P4">Body Paragraphs (as many as needed)</text:p>
      <text:p text:style-name="P4">First main point with evidence and examples to support thesis.</text:p>
      <text:p text:style-name="P4"/>
      <text:list xml:id="list5144480721474800254" text:style-name="L2">
        <text:list-item>
          <text:p text:style-name="P9">Main Point: <text:span text:style-name="T1">The USA PATRIOT Act is a violation of the 4</text:span><text:span text:style-name="T3">th</text:span><text:span text:style-name="T1"> amendment</text:span></text:p>
          <text:list>
            <text:list-header>
              <text:p text:style-name="P9">Examples/Details/Explanations:</text:p>
            </text:list-header>
            <text:list-item>
              <text:p text:style-name="P9"><text:s/><text:span text:style-name="T1">4</text:span><text:span text:style-name="T3">th</text:span><text:span text:style-name="T1"> amendment gives right to not be searched without a valid cause</text:span></text:p>
            </text:list-item>
            <text:list-item>
              <text:p text:style-name="P9"><text:s/><text:span text:style-name="T1">The USA PATRIOT act allows law enforcement to search without notifying the owner</text:span></text:p>
            </text:list-item>
            <text:list-item>
              <text:p text:style-name="P9"><text:s/><text:span text:style-name="T5">The USA PATRIOT act allows bulk data collection and wiretapping</text:span></text:p>
            </text:list-item>
          </text:list>
        </text:list-item>
        <text:list-item>
          <text:p text:style-name="P9">Main Point: <text:span text:style-name="T5">Said act is inefficient and ineffective</text:span></text:p>
          <text:list>
            <text:list-header>
              <text:p text:style-name="P9">Examples/Details/Explanations:</text:p>
            </text:list-header>
            <text:list-item>
              <text:p text:style-name="P9"><text:s/><text:span text:style-name="T5">Not a single terrorist has been caught by the patriot act who would not be caught using other methods</text:span></text:p>
            </text:list-item>
            <text:list-item>
              <text:p text:style-name="P9"><text:s/><text:span text:style-name="T5">The act allocated hundreds of millions for its purposes</text:span></text:p>
            </text:list-item>
            <text:list-item>
              <text:p text:style-name="P9"><text:s/></text:p>
            </text:list-item>
          </text:list>
        </text:list-item>
        <text:list-item>
          <text:p text:style-name="P9">Main Point: <text:span text:style-name="T5">The USA PATRIOT act gives ground to violate the 1</text:span><text:span text:style-name="T4">st</text:span><text:span text:style-name="T5"> amendment </text:span></text:p>
          <text:list>
            <text:list-header>
              <text:p text:style-name="P9">Examples/Details/Explanations:</text:p>
            </text:list-header>
            <text:list-item>
              <text:p text:style-name="P10">It can be regarded as a crime to donate money or resources to terrorist causes</text:p>
            </text:list-item>
            <text:list-item>
              <text:p text:style-name="P10">It can be illegal even if they are unaware the money is being used to benefit said organizations</text:p>
            </text:list-item>
            <text:list-item>
              <text:p text:style-name="P10">Said illegality is a violation of free speech</text:p>
            </text:list-item>
          </text:list>
        </text:list-item>
      </text:list>
      <text:p text:style-name="P5"/>
      <text:p text:style-name="P6">Final Paragraph: Conclusion</text:p>
      <text:p text:style-name="P6"/>
      <text:p text:style-name="P6">Restate thesis (in a new way):</text:p>
      <text:p text:style-name="P6">Overall, we can see that not only was the USA PATRIOT Act of 2001 a failure in terms of effectiveness, it was also a breach on our constitutional rights.</text:p>
      <text:p text:style-name="P6"/>
      <text:p text:style-name="P6">2-3 statements that broaden scope and lead to closing statement.</text:p>
      <text:p text:style-name="P7">With the PATRIOT Act being rushed through congress, the full legitimacy can even further be debated, with the broad wiretapping almost a direct violation of the 4<text:span text:style-name="T2">th</text:span>. </text:p>
      <text:p text:style-name="P7"><text:soft-page-break/>Closing Statement wraps up ideas and leaves the reader thinking about your position.</text:p>
      <text:p text:style-name="P7">Throughout, the USA PATRIOT Act was a panic-driven bill aimed at taking American’s fundamental rights and liberties, opening the door for similar bills; in a way, almost pivoting the USA Govt. into the position of terrorists themsel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c8b05" officeooo:paragraph-rsid="001c8b05"/>
    </style:style>
    <style:style style:name="MP2" style:family="paragraph" style:parent-style-name="Header">
      <style:paragraph-properties fo:text-align="end" style:justify-single-word="false"/>
      <style:text-properties officeooo:rsid="001a2e46"/>
    </style:style>
    <style:style style:name="MP3" style:family="paragraph" style:parent-style-name="Header">
      <style:paragraph-properties fo:text-align="end" style:justify-single-word="false"/>
      <style:text-properties officeooo:rsid="001a2e46" officeooo:paragraph-rsid="001a2e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cial Studies Research Paper Outline</text:p>
        <text:p text:style-name="MP2">Solomon Greenberg</text:p>
        <text:p text:style-name="MP3">2016/04/2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4:27:51.049447398</meta:creation-date>
    <dc:date>2016-05-03T13:06:25.286103931</dc:date>
    <meta:editing-duration>PT21M42S</meta:editing-duration>
    <meta:editing-cycles>4</meta:editing-cycles>
    <meta:generator>LibreOffice/5.1.2.2.0$Linux_X86_64 LibreOffice_project/10m0$Build-2</meta:generator>
    <meta:document-statistic meta:table-count="0" meta:image-count="0" meta:object-count="0" meta:page-count="2" meta:paragraph-count="35" meta:word-count="430" meta:character-count="2592" meta:non-whitespace-character-count="2200"/>
  </office:meta>
</office:document-meta>
</file>